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0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0.3957in"/>
    </style:style>
    <style:style style:name="co3" style:family="table-column">
      <style:table-column-properties fo:break-before="auto" style:column-width="0.3646in"/>
    </style:style>
    <style:style style:name="co4" style:family="table-column">
      <style:table-column-properties fo:break-before="auto" style:column-width="0.6354in"/>
    </style:style>
    <style:style style:name="co5" style:family="table-column">
      <style:table-column-properties fo:break-before="auto" style:column-width="0.7811in"/>
    </style:style>
    <style:style style:name="co6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1.0937in"/>
    </style:style>
    <style:style style:name="co8" style:family="table-column">
      <style:table-column-properties fo:break-before="auto" style:column-width="0.552in"/>
    </style:style>
    <style:style style:name="co9" style:family="table-column">
      <style:table-column-properties fo:break-before="auto" style:column-width="0.4583in"/>
    </style:style>
    <style:style style:name="co11" style:family="table-column">
      <style:table-column-properties fo:break-before="auto" style:column-width="0.75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/>
    <style:style style:name="ce7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4" style:family="table-cell" style:parent-style-name="Default" style:data-style-name="N0">
      <style:table-cell-properties fo:background-color="#203764"/>
      <style:text-properties fo:color="#ffffff"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122"/>
    <style:style style:name="ce8" style:family="table-cell" style:parent-style-name="Calculation" style:data-style-name="N122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e9" style:family="table-cell" style:parent-style-name="Input" style:data-style-name="N0">
      <style:table-cell-properties fo:background-color="#ffcc99" fo:border="0.06pt solid #7f7f7f"/>
      <style:text-properties fo:color="#3f3f76"/>
    </style:style>
    <style:style style:name="ce10" style:family="table-cell" style:parent-style-name="Calculation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e17" style:family="table-cell" style:parent-style-name="Hyperlink" style:data-style-name="N0">
      <style:text-properties fo:color="#0563c1"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Data" table:style-name="ta1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1" table:default-cell-style-name="ce5"/>
        <table:table-column table:style-name="co10" table:number-columns-repeated="1015" table:default-cell-style-name="ce5"/>
        <table:table-row table:style-name="ro2">
          <table:table-cell table:style-name="ce4" office:value-type="string" calcext:value-type="string">
            <text:p>Cage</text:p>
          </table:table-cell>
          <table:table-cell table:style-name="ce4" office:value-type="string" calcext:value-type="string">
            <text:p>Row</text:p>
          </table:table-cell>
          <table:table-cell table:style-name="ce4" office:value-type="string" calcext:value-type="string">
            <text:p>Max UVI</text:p>
          </table:table-cell>
          <table:table-cell table:style-name="ce4" office:value-type="string" calcext:value-type="string">
            <text:p>Hatch Date</text:p>
          </table:table-cell>
          <table:table-cell table:style-name="ce4" office:value-type="string" calcext:value-type="string">
            <text:p>Weigh Date</text:p>
          </table:table-cell>
          <table:table-cell table:style-name="ce4" office:value-type="string" calcext:value-type="string">
            <text:p>Weight (grams)</text:p>
          </table:table-cell>
          <table:table-cell table:style-name="ce4" office:value-type="string" calcext:value-type="string">
            <text:p>Sire</text:p>
          </table:table-cell>
          <table:table-cell table:style-name="ce4" office:value-type="string" calcext:value-type="string">
            <text:p>Dam</text:p>
          </table:table-cell>
          <table:table-cell table:style-name="ce4" office:value-type="string" calcext:value-type="string">
            <text:p>Age (days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date" office:date-value="2021-06-05" calcext:value-type="date">
            <text:p>6/5/2021</text:p>
          </table:table-cell>
          <table:table-cell table:style-name="ce6" office:value-type="date" office:date-value="2021-07-27" calcext:value-type="date">
            <text:p>7/27/2021</text:p>
          </table:table-cell>
          <table:table-cell table:style-name="ce9" office:value-type="float" office:value="0.9" calcext:value-type="float">
            <text:p>0.9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10" table:formula="of:=[.E2]-[.D2]" office:value-type="float" office:value="52" calcext:value-type="float">
            <text:p>5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date" office:date-value="2021-06-05" calcext:value-type="date">
            <text:p>6/5/2021</text:p>
          </table:table-cell>
          <table:table-cell table:style-name="ce6" office:value-type="date" office:date-value="2021-07-27" calcext:value-type="date">
            <text:p>7/27/2021</text:p>
          </table:table-cell>
          <table:table-cell table:style-name="ce9" office:value-type="float" office:value="1.6" calcext:value-type="float">
            <text:p>1.6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10" table:formula="of:=[.E3]-[.D3]" office:value-type="float" office:value="52" calcext:value-type="float">
            <text:p>5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date" office:date-value="2021-06-05" calcext:value-type="date">
            <text:p>6/5/2021</text:p>
          </table:table-cell>
          <table:table-cell table:style-name="ce6" office:value-type="date" office:date-value="2021-07-27" calcext:value-type="date">
            <text:p>7/27/2021</text:p>
          </table:table-cell>
          <table:table-cell table:style-name="ce9" office:value-type="float" office:value="2.7" calcext:value-type="float">
            <text:p>2.7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10" table:formula="of:=[.E4]-[.D4]" office:value-type="float" office:value="52" calcext:value-type="float">
            <text:p>5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date" office:date-value="2021-06-05" calcext:value-type="date">
            <text:p>6/5/2021</text:p>
          </table:table-cell>
          <table:table-cell table:style-name="ce6" office:value-type="date" office:date-value="2021-07-27" calcext:value-type="date">
            <text:p>7/27/2021</text:p>
          </table:table-cell>
          <table:table-cell table:style-name="ce9" office:value-type="float" office:value="3.2" calcext:value-type="float">
            <text:p>3.2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10" table:formula="of:=[.E5]-[.D5]" office:value-type="float" office:value="52" calcext:value-type="float">
            <text:p>5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date" office:date-value="2021-06-05" calcext:value-type="date">
            <text:p>6/5/2021</text:p>
          </table:table-cell>
          <table:table-cell table:style-name="ce6" office:value-type="date" office:date-value="2021-07-27" calcext:value-type="date">
            <text:p>7/27/2021</text:p>
          </table:table-cell>
          <table:table-cell table:style-name="ce9" office:value-type="float" office:value="2.9" calcext:value-type="float">
            <text:p>2.9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10" table:formula="of:=[.E6]-[.D6]" office:value-type="float" office:value="52" calcext:value-type="float">
            <text:p>5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date" office:date-value="2021-06-05" calcext:value-type="date">
            <text:p>6/5/2021</text:p>
          </table:table-cell>
          <table:table-cell table:style-name="ce6" office:value-type="date" office:date-value="2021-07-27" calcext:value-type="date">
            <text:p>7/27/2021</text:p>
          </table:table-cell>
          <table:table-cell table:style-name="ce9" office:value-type="float" office:value="3.2" calcext:value-type="float">
            <text:p>3.2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10" table:formula="of:=[.E7]-[.D7]" office:value-type="float" office:value="52" calcext:value-type="float">
            <text:p>5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21-06-03" calcext:value-type="date">
            <text:p>6/3/2021</text:p>
          </table:table-cell>
          <table:table-cell table:style-name="ce6" office:value-type="date" office:date-value="2021-07-27" calcext:value-type="date">
            <text:p>7/27/2021</text:p>
          </table:table-cell>
          <table:table-cell table:style-name="ce9" office:value-type="float" office:value="1.4" calcext:value-type="float">
            <text:p>1.4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10" table:formula="of:=[.E8]-[.D8]" office:value-type="float" office:value="54" calcext:value-type="float">
            <text:p>5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21-06-03" calcext:value-type="date">
            <text:p>6/3/2021</text:p>
          </table:table-cell>
          <table:table-cell table:style-name="ce6" office:value-type="date" office:date-value="2021-07-27" calcext:value-type="date">
            <text:p>7/27/2021</text:p>
          </table:table-cell>
          <table:table-cell table:style-name="ce9" office:value-type="float" office:value="2.4" calcext:value-type="float">
            <text:p>2.4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10" table:formula="of:=[.E9]-[.D9]" office:value-type="float" office:value="54" calcext:value-type="float">
            <text:p>5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21-06-03" calcext:value-type="date">
            <text:p>6/3/2021</text:p>
          </table:table-cell>
          <table:table-cell table:style-name="ce6" office:value-type="date" office:date-value="2021-07-27" calcext:value-type="date">
            <text:p>7/27/2021</text:p>
          </table:table-cell>
          <table:table-cell table:style-name="ce9" office:value-type="float" office:value="3.7" calcext:value-type="float">
            <text:p>3.7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10" table:formula="of:=[.E10]-[.D10]" office:value-type="float" office:value="54" calcext:value-type="float">
            <text:p>5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21-06-03" calcext:value-type="date">
            <text:p>6/3/2021</text:p>
          </table:table-cell>
          <table:table-cell table:style-name="ce6" office:value-type="date" office:date-value="2021-07-27" calcext:value-type="date">
            <text:p>7/27/2021</text:p>
          </table:table-cell>
          <table:table-cell table:style-name="ce9" office:value-type="float" office:value="9" calcext:value-type="float">
            <text:p>9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10" table:formula="of:=[.E11]-[.D11]" office:value-type="float" office:value="54" calcext:value-type="float">
            <text:p>5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21-06-03" calcext:value-type="date">
            <text:p>6/3/2021</text:p>
          </table:table-cell>
          <table:table-cell table:style-name="ce6" office:value-type="date" office:date-value="2021-07-27" calcext:value-type="date">
            <text:p>7/27/2021</text:p>
          </table:table-cell>
          <table:table-cell table:style-name="ce9" office:value-type="float" office:value="3.8" calcext:value-type="float">
            <text:p>3.8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10" table:formula="of:=[.E12]-[.D12]" office:value-type="float" office:value="54" calcext:value-type="float">
            <text:p>5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21-06-03" calcext:value-type="date">
            <text:p>6/3/2021</text:p>
          </table:table-cell>
          <table:table-cell table:style-name="ce6" office:value-type="date" office:date-value="2021-07-27" calcext:value-type="date">
            <text:p>7/27/2021</text:p>
          </table:table-cell>
          <table:table-cell table:style-name="ce9" office:value-type="float" office:value="2.9" calcext:value-type="float">
            <text:p>2.9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10" table:formula="of:=[.E13]-[.D13]" office:value-type="float" office:value="54" calcext:value-type="float">
            <text:p>5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date" office:date-value="2021-06-05" calcext:value-type="date">
            <text:p>6/5/2021</text:p>
          </table:table-cell>
          <table:table-cell table:style-name="ce8" table:formula="of:=[.E$13]+15" office:value-type="date" office:date-value="2021-08-11" calcext:value-type="date">
            <text:p>8/11/2021</text:p>
          </table:table-cell>
          <table:table-cell table:style-name="ce9" office:value-type="float" office:value="1.2" calcext:value-type="float">
            <text:p>1.2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10" table:formula="of:=[.E14]-[.D14]" office:value-type="float" office:value="67" calcext:value-type="float">
            <text:p>6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date" office:date-value="2021-06-05" calcext:value-type="date">
            <text:p>6/5/2021</text:p>
          </table:table-cell>
          <table:table-cell table:style-name="ce8" table:formula="of:=[.E$13]+15" office:value-type="date" office:date-value="2021-08-11" calcext:value-type="date">
            <text:p>8/11/2021</text:p>
          </table:table-cell>
          <table:table-cell table:style-name="ce9" office:value-type="float" office:value="2.5" calcext:value-type="float">
            <text:p>2.5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10" table:formula="of:=[.E15]-[.D15]" office:value-type="float" office:value="67" calcext:value-type="float">
            <text:p>6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date" office:date-value="2021-06-05" calcext:value-type="date">
            <text:p>6/5/2021</text:p>
          </table:table-cell>
          <table:table-cell table:style-name="ce8" table:formula="of:=[.E$13]+15" office:value-type="date" office:date-value="2021-08-11" calcext:value-type="date">
            <text:p>8/11/2021</text:p>
          </table:table-cell>
          <table:table-cell table:style-name="ce9" office:value-type="float" office:value="5.3" calcext:value-type="float">
            <text:p>5.3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10" table:formula="of:=[.E16]-[.D16]" office:value-type="float" office:value="67" calcext:value-type="float">
            <text:p>6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date" office:date-value="2021-06-05" calcext:value-type="date">
            <text:p>6/5/2021</text:p>
          </table:table-cell>
          <table:table-cell table:style-name="ce8" table:formula="of:=[.E$13]+15" office:value-type="date" office:date-value="2021-08-11" calcext:value-type="date">
            <text:p>8/11/2021</text:p>
          </table:table-cell>
          <table:table-cell table:style-name="ce9" office:value-type="float" office:value="5.6" calcext:value-type="float">
            <text:p>5.6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10" table:formula="of:=[.E17]-[.D17]" office:value-type="float" office:value="67" calcext:value-type="float">
            <text:p>6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date" office:date-value="2021-06-05" calcext:value-type="date">
            <text:p>6/5/2021</text:p>
          </table:table-cell>
          <table:table-cell table:style-name="ce8" table:formula="of:=[.E$13]+15" office:value-type="date" office:date-value="2021-08-11" calcext:value-type="date">
            <text:p>8/11/2021</text:p>
          </table:table-cell>
          <table:table-cell table:style-name="ce9" office:value-type="float" office:value="4.2" calcext:value-type="float">
            <text:p>4.2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10" table:formula="of:=[.E18]-[.D18]" office:value-type="float" office:value="67" calcext:value-type="float">
            <text:p>6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date" office:date-value="2021-06-05" calcext:value-type="date">
            <text:p>6/5/2021</text:p>
          </table:table-cell>
          <table:table-cell table:style-name="ce8" table:formula="of:=[.E$13]+15" office:value-type="date" office:date-value="2021-08-11" calcext:value-type="date">
            <text:p>8/11/2021</text:p>
          </table:table-cell>
          <table:table-cell table:style-name="ce9" office:value-type="float" office:value="4.8" calcext:value-type="float">
            <text:p>4.8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10" table:formula="of:=[.E19]-[.D19]" office:value-type="float" office:value="67" calcext:value-type="float">
            <text:p>6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21-06-03" calcext:value-type="date">
            <text:p>6/3/2021</text:p>
          </table:table-cell>
          <table:table-cell table:style-name="ce8" table:formula="of:=[.E$13]+15" office:value-type="date" office:date-value="2021-08-11" calcext:value-type="date">
            <text:p>8/11/2021</text:p>
          </table:table-cell>
          <table:table-cell table:style-name="ce9" office:value-type="float" office:value="2.7" calcext:value-type="float">
            <text:p>2.7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10" table:formula="of:=[.E20]-[.D20]" office:value-type="float" office:value="69" calcext:value-type="float">
            <text:p>6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21-06-03" calcext:value-type="date">
            <text:p>6/3/2021</text:p>
          </table:table-cell>
          <table:table-cell table:style-name="ce8" table:formula="of:=[.E$13]+15" office:value-type="date" office:date-value="2021-08-11" calcext:value-type="date">
            <text:p>8/11/2021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10" table:formula="of:=[.E21]-[.D21]" office:value-type="float" office:value="69" calcext:value-type="float">
            <text:p>6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21-06-03" calcext:value-type="date">
            <text:p>6/3/2021</text:p>
          </table:table-cell>
          <table:table-cell table:style-name="ce8" table:formula="of:=[.E$13]+15" office:value-type="date" office:date-value="2021-08-11" calcext:value-type="date">
            <text:p>8/11/2021</text:p>
          </table:table-cell>
          <table:table-cell table:style-name="ce9" office:value-type="float" office:value="6.6" calcext:value-type="float">
            <text:p>6.6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10" table:formula="of:=[.E22]-[.D22]" office:value-type="float" office:value="69" calcext:value-type="float">
            <text:p>6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21-06-03" calcext:value-type="date">
            <text:p>6/3/2021</text:p>
          </table:table-cell>
          <table:table-cell table:style-name="ce8" table:formula="of:=[.E$13]+15" office:value-type="date" office:date-value="2021-08-11" calcext:value-type="date">
            <text:p>8/11/2021</text:p>
          </table:table-cell>
          <table:table-cell table:style-name="ce9" office:value-type="float" office:value="14.5" calcext:value-type="float">
            <text:p>14.5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10" table:formula="of:=[.E23]-[.D23]" office:value-type="float" office:value="69" calcext:value-type="float">
            <text:p>6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21-06-03" calcext:value-type="date">
            <text:p>6/3/2021</text:p>
          </table:table-cell>
          <table:table-cell table:style-name="ce8" table:formula="of:=[.E$13]+15" office:value-type="date" office:date-value="2021-08-11" calcext:value-type="date">
            <text:p>8/11/2021</text:p>
          </table:table-cell>
          <table:table-cell table:style-name="ce9" office:value-type="float" office:value="6.4" calcext:value-type="float">
            <text:p>6.4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10" table:formula="of:=[.E24]-[.D24]" office:value-type="float" office:value="69" calcext:value-type="float">
            <text:p>6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21-06-03" calcext:value-type="date">
            <text:p>6/3/2021</text:p>
          </table:table-cell>
          <table:table-cell table:style-name="ce8" table:formula="of:=[.E$13]+15" office:value-type="date" office:date-value="2021-08-11" calcext:value-type="date">
            <text:p>8/11/2021</text:p>
          </table:table-cell>
          <table:table-cell table:style-name="ce9" office:value-type="float" office:value="5.1" calcext:value-type="float">
            <text:p>5.1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10" table:formula="of:=[.E25]-[.D25]" office:value-type="float" office:value="69" calcext:value-type="float">
            <text:p>6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date" office:date-value="2021-06-05" calcext:value-type="date">
            <text:p>6/5/2021</text:p>
          </table:table-cell>
          <table:table-cell table:style-name="ce8" table:formula="of:=[.E$25]+13" office:value-type="date" office:date-value="2021-08-24" calcext:value-type="date">
            <text:p>8/24/2021</text:p>
          </table:table-cell>
          <table:table-cell table:style-name="ce9" office:value-type="float" office:value="2.1" calcext:value-type="float">
            <text:p>2.1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10" table:formula="of:=[.E26]-[.D26]"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date" office:date-value="2021-06-05" calcext:value-type="date">
            <text:p>6/5/2021</text:p>
          </table:table-cell>
          <table:table-cell table:style-name="ce8" table:formula="of:=[.E$25]+13" office:value-type="date" office:date-value="2021-08-24" calcext:value-type="date">
            <text:p>8/24/2021</text:p>
          </table:table-cell>
          <table:table-cell table:style-name="ce9" office:value-type="float" office:value="4.5" calcext:value-type="float">
            <text:p>4.5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10" table:formula="of:=[.E27]-[.D27]"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date" office:date-value="2021-06-05" calcext:value-type="date">
            <text:p>6/5/2021</text:p>
          </table:table-cell>
          <table:table-cell table:style-name="ce8" table:formula="of:=[.E$25]+13" office:value-type="date" office:date-value="2021-08-24" calcext:value-type="date">
            <text:p>8/24/2021</text:p>
          </table:table-cell>
          <table:table-cell table:style-name="ce9" office:value-type="float" office:value="8.8" calcext:value-type="float">
            <text:p>8.8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10" table:formula="of:=[.E28]-[.D28]"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date" office:date-value="2021-06-05" calcext:value-type="date">
            <text:p>6/5/2021</text:p>
          </table:table-cell>
          <table:table-cell table:style-name="ce8" table:formula="of:=[.E$25]+13" office:value-type="date" office:date-value="2021-08-24" calcext:value-type="date">
            <text:p>8/24/2021</text:p>
          </table:table-cell>
          <table:table-cell table:style-name="ce9" office:value-type="float" office:value="9.9" calcext:value-type="float">
            <text:p>9.9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10" table:formula="of:=[.E29]-[.D29]"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date" office:date-value="2021-06-05" calcext:value-type="date">
            <text:p>6/5/2021</text:p>
          </table:table-cell>
          <table:table-cell table:style-name="ce8" table:formula="of:=[.E$25]+13" office:value-type="date" office:date-value="2021-08-24" calcext:value-type="date">
            <text:p>8/24/2021</text:p>
          </table:table-cell>
          <table:table-cell table:style-name="ce9" office:value-type="float" office:value="5.1" calcext:value-type="float">
            <text:p>5.1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10" table:formula="of:=[.E30]-[.D30]"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date" office:date-value="2021-06-05" calcext:value-type="date">
            <text:p>6/5/2021</text:p>
          </table:table-cell>
          <table:table-cell table:style-name="ce8" table:formula="of:=[.E$25]+13" office:value-type="date" office:date-value="2021-08-24" calcext:value-type="date">
            <text:p>8/24/2021</text:p>
          </table:table-cell>
          <table:table-cell table:style-name="ce9" office:value-type="float" office:value="6.3" calcext:value-type="float">
            <text:p>6.3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10" table:formula="of:=[.E31]-[.D31]"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21-06-03" calcext:value-type="date">
            <text:p>6/3/2021</text:p>
          </table:table-cell>
          <table:table-cell table:style-name="ce8" table:formula="of:=[.E$25]+13" office:value-type="date" office:date-value="2021-08-24" calcext:value-type="date">
            <text:p>8/24/2021</text:p>
          </table:table-cell>
          <table:table-cell table:style-name="ce9" office:value-type="float" office:value="6.1" calcext:value-type="float">
            <text:p>6.1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10" table:formula="of:=[.E32]-[.D32]" office:value-type="float" office:value="82" calcext:value-type="float">
            <text:p>8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21-06-03" calcext:value-type="date">
            <text:p>6/3/2021</text:p>
          </table:table-cell>
          <table:table-cell table:style-name="ce8" table:formula="of:=[.E$25]+13" office:value-type="date" office:date-value="2021-08-24" calcext:value-type="date">
            <text:p>8/24/2021</text:p>
          </table:table-cell>
          <table:table-cell table:style-name="ce9" office:value-type="float" office:value="5.1" calcext:value-type="float">
            <text:p>5.1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10" table:formula="of:=[.E33]-[.D33]" office:value-type="float" office:value="82" calcext:value-type="float">
            <text:p>8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21-06-03" calcext:value-type="date">
            <text:p>6/3/2021</text:p>
          </table:table-cell>
          <table:table-cell table:style-name="ce8" table:formula="of:=[.E$25]+13" office:value-type="date" office:date-value="2021-08-24" calcext:value-type="date">
            <text:p>8/24/2021</text:p>
          </table:table-cell>
          <table:table-cell table:style-name="ce9" office:value-type="float" office:value="16.3" calcext:value-type="float">
            <text:p>16.3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10" table:formula="of:=[.E34]-[.D34]" office:value-type="float" office:value="82" calcext:value-type="float">
            <text:p>8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21-06-03" calcext:value-type="date">
            <text:p>6/3/2021</text:p>
          </table:table-cell>
          <table:table-cell table:style-name="ce8" table:formula="of:=[.E$25]+13" office:value-type="date" office:date-value="2021-08-24" calcext:value-type="date">
            <text:p>8/24/2021</text:p>
          </table:table-cell>
          <table:table-cell table:style-name="ce9" office:value-type="float" office:value="27.6" calcext:value-type="float">
            <text:p>27.6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10" table:formula="of:=[.E35]-[.D35]" office:value-type="float" office:value="82" calcext:value-type="float">
            <text:p>8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21-06-03" calcext:value-type="date">
            <text:p>6/3/2021</text:p>
          </table:table-cell>
          <table:table-cell table:style-name="ce8" table:formula="of:=[.E$25]+13" office:value-type="date" office:date-value="2021-08-24" calcext:value-type="date">
            <text:p>8/24/2021</text:p>
          </table:table-cell>
          <table:table-cell table:style-name="ce9" office:value-type="float" office:value="15.3" calcext:value-type="float">
            <text:p>15.3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10" table:formula="of:=[.E36]-[.D36]" office:value-type="float" office:value="82" calcext:value-type="float">
            <text:p>8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21-06-03" calcext:value-type="date">
            <text:p>6/3/2021</text:p>
          </table:table-cell>
          <table:table-cell table:style-name="ce8" table:formula="of:=[.E$25]+13" office:value-type="date" office:date-value="2021-08-24" calcext:value-type="date">
            <text:p>8/24/2021</text:p>
          </table:table-cell>
          <table:table-cell table:style-name="ce9" office:value-type="float" office:value="11.2" calcext:value-type="float">
            <text:p>11.2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10" table:formula="of:=[.E37]-[.D37]" office:value-type="float" office:value="82" calcext:value-type="float">
            <text:p>82</text:p>
          </table:table-cell>
          <table:table-cell table:number-columns-repeated="1015"/>
        </table:table-row>
        <table:table-row table:style-name="ro2" table:number-rows-repeated="12">
          <table:table-cell table:number-columns-repeated="3"/>
          <table:table-cell table:style-name="ce6"/>
          <table:table-cell table:style-name="ce8"/>
          <table:table-cell table:style-name="ce9"/>
          <table:table-cell table:number-columns-repeated="2"/>
          <table:table-cell table:style-name="ce10"/>
          <table:table-cell table:number-columns-repeated="1015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earch_Papers" table:style-name="ta1">
        <table:table-column table:style-name="co10" table:number-columns-repeated="1024" table:default-cell-style-name="ce5"/>
        <table:table-row table:style-name="ro1">
          <table:table-cell table:style-name="ce17" office:value-type="string" calcext:value-type="string">
            <text:p><text:a xlink:href="https://www.researchgate.net/profile/William-Gehrmann/publication/10804226_Do_Panther_Chameleons_Bask_to_Regulate_Endogenous_Vitamin_D_3_Production/links/0912f509af8c0c62d7000000/Do-Panther-Chameleons-Bask-to-Regulate-Endogenous-Vitamin-D-3-Production.pdf" xlink:type="simple">https://www.researchgate.net/profile/William-Gehrmann/publication/10804226_Do_Panther_Chameleons_Bask_to_Regulate_Endogenous_Vitamin_D_3_Production/links/0912f509af8c0c62d7000000/Do-Panther-Chameleons-Bask-to-Regulate-Endogenous-Vitamin-D-3-Production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onlinelibrary.wiley.com/doi/abs/10.1002/zoo.10054" xlink:type="simple">https://onlinelibrary.wiley.com/doi/abs/10.1002/zoo.10054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page-one.springer.com/pdf/preview/10.1007/978-1-4615-5051-8_24" xlink:type="simple">https://page-one.springer.com/pdf/preview/10.1007/978-1-4615-5051-8_24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ww.researchgate.net/profile/Gary-Ferguson-5/publication/24247253_Panther_Chameleons_Furcifer_pardalis_Behaviorally_Regulate_Optimal_Exposure_to_UV_Depending_on_Dietary_Vitamin_D-3_Status/links/541ecbff0cf2218008d3df02/Panther-Chameleons-Furcifer-pardalis-Behaviorally-Regulate-Optimal-Exposure-to-UV-Depending-on-Dietary-Vitamin-D-3-Status.pdf" xlink:type="simple">https://www.researchgate.net/profile/Gary-Ferguson-5/publication/24247253_Panther_Chameleons_Furcifer_pardalis_Behaviorally_Regulate_Optimal_Exposure_to_UV_Depending_on_Dietary_Vitamin_D-3_Status/links/541ecbff0cf2218008d3df02/Panther-Chameleons-Furcifer-pardalis-Behaviorally-Regulate-Optimal-Exposure-to-UV-Depending-on-Dietary-Vitamin-D-3-Status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page-one.springer.com/pdf/preview/10.1007/978-1-4615-0937-0_19" xlink:type="simple">https://page-one.springer.com/pdf/preview/10.1007/978-1-4615-0937-0_19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onlinelibrary.wiley.com/doi/abs/10.1002/(SICI)1098-2361(1996)15:3%3C279::AID-ZOO7%3E3.0.CO;2-8" xlink:type="simple">https://onlinelibrary.wiley.com/doi/abs/10.1002/(SICI)1098-2361(1996)15:3%3C279::AID-ZOO7%3E3.0.CO;2-8</text:a></text:p>
          </table:table-cell>
          <table:table-cell table:number-columns-repeated="1023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 style:data-style-name="N2" text:time-value="01:31:52.5995787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/>
    <meta:creation-date>2021-07-28T07:03:05Z</meta:creation-date>
    <dc:date>2021-12-07T01:32:08.221306569</dc:date>
    <meta:editing-duration>PT2M2S</meta:editing-duration>
    <meta:editing-cycles>2</meta:editing-cycles>
    <meta:document-statistic meta:table-count="2" meta:cell-count="339" meta:object-count="0"/>
  </office:meta>
</office:document-meta>
</file>